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4" draw:name="Title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Dummy Title</text:span><text:span text:style-name="a382" text:class-names=""/></text:p>
          </draw:text-box>
          <svg:title/>
          <svg:desc/>
        </draw:frame>
        <draw:frame draw:id="id64" presentation:style-name="a388" draw:name="Subtitle 2" svg:x="1.66667in" svg:y="3.93924in" svg:width="10in" svg:height="1.81076in" presentation:class="subtitle" presentation:placeholder="false">
          <draw:text-box>
            <text:p text:style-name="a387" text:class-names="" text:cond-style-name=""><text:span text:style-name="a385" text:class-names="">Dummy ODP Presentation</text:span><text:span text:style-name="a38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ummy Title</dc:title>
    <meta:initial-creator>Family</meta:initial-creator>
    <dc:creator>Family</dc:creator>
    <meta:creation-date>2025-03-18T12:41:01Z</meta:creation-date>
    <dc:date>2025-03-18T12:42:23Z</dc:date>
    <meta:editing-cycles>1</meta:editing-cycles>
    <meta:editing-duration>PT81S</meta:editing-duration>
    <meta:document-statistic meta:paragraph-count="2" meta:word-count="5"/>
  </office:meta>
</office:document-meta>
</file>